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text-line-through-style="solid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text-line-through-style="solid"/>
    </style:style>
    <style:style style:name="ce5" style:family="table-cell" style:parent-style-name="Default" style:data-style-name="N0">
      <style:table-cell-properties style:vertical-align="middle" fo:wrap-option="wrap"/>
      <style:text-properties style:text-line-through-style="solid"/>
    </style:style>
    <style:style style:name="ce6" style:family="table-cell" style:parent-style-name="Default" style:data-style-name="N0">
      <style:text-properties style:text-line-through-style="solid"/>
    </style:style>
    <style:style style:name="ce7" style:family="table-cell" style:parent-style-name="Default" style:data-style-name="N0">
      <style:table-cell-properties style:vertical-align="automatic" fo:wrap-option="wrap"/>
      <style:text-properties style:text-line-through-style="solid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middle" fo:wrap-option="wrap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7.75229166666667cm"/>
    </style:style>
    <style:style style:name="co3" style:family="table-column">
      <style:table-column-properties fo:break-before="auto" style:column-width="12.1708333333333cm"/>
    </style:style>
    <style:style style:name="co4" style:family="table-column">
      <style:table-column-properties fo:break-before="auto" style:column-width="13.255625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42.75pt" style:use-optimal-row-height="true" fo:break-before="auto"/>
    </style:style>
    <style:style style:name="ro4" style:family="table-row">
      <style:table-row-properties style:row-height="14.25pt" style:use-optimal-row-height="true" fo:break-before="auto"/>
    </style:style>
    <style:style style:name="ro5" style:family="table-row">
      <style:table-row-properties style:row-height="37.3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8"/>
        <table:table-column table:style-name="co2" table:default-cell-style-name="ce9"/>
        <table:table-column table:style-name="co3" table:default-cell-style-name="ce8"/>
        <table:table-column table:style-name="co1" table:default-cell-style-name="ce8"/>
        <table:table-column table:style-name="co4" table:default-cell-style-name="ce10"/>
        <table:table-column table:style-name="co1" table:number-columns-repeated="1019" table:default-cell-style-name="ce10"/>
        <table:table-column table:style-name="co5" table:default-cell-style-name="ce10"/>
        <table:table-column table:style-name="co5" table:number-columns-repeated="15359" table:default-cell-style-name="ce1"/>
        <table:table-row table:style-name="ro1">
          <table:table-cell office:value-type="string" table:style-name="ce2">
            <text:p>bugg id</text:p>
          </table:table-cell>
          <table:table-cell office:value-type="string" table:style-name="ce2">
            <text:p>header</text:p>
          </table:table-cell>
          <table:table-cell office:value-type="string" table:style-name="ce2">
            <text:p>beskrivning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Comment</text:p>
          </table:table-cell>
          <table:table-cell table:number-columns-repeated="16379" table:style-name="ce2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4">
            <text:p>ibland försvinner fiender under attackanimation</text:p>
          </table:table-cell>
          <table:table-cell office:value-type="string" table:style-name="ce3">
            <text:p>During a melee enemies attack animation, it can sometimes disapear from the screen, it might be some positioning weirdness</text:p>
          </table:table-cell>
          <table:table-cell office:value-type="string" table:style-name="ce3">
            <text:p>Resolved</text:p>
          </table:table-cell>
          <table:table-cell table:style-name="ce5"/>
          <table:table-cell table:number-columns-repeated="16379" table:style-name="ce6"/>
        </table:table-row>
        <table:table-row table:style-name="ro3">
          <table:table-cell office:value-type="float" office:value="2" table:style-name="ce3">
            <text:p>2</text:p>
          </table:table-cell>
          <table:table-cell office:value-type="string" table:style-name="ce4">
            <text:p>Fiender fortsätter attackera när spelet är slut</text:p>
          </table:table-cell>
          <table:table-cell office:value-type="string" table:style-name="ce3">
            <text:p>During "End game" if a melee attacker is in the middle of an attack animation and shifting between two states, it might continue during the "frozen" round</text:p>
          </table:table-cell>
          <table:table-cell office:value-type="string" table:style-name="ce3">
            <text:p>Resolved</text:p>
          </table:table-cell>
          <table:table-cell table:style-name="ce5"/>
          <table:table-cell table:number-columns-repeated="16379" table:style-name="ce6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string" table:style-name="ce4">
            <text:p>Fiender som attackerar tar ingen skada</text:p>
          </table:table-cell>
          <table:table-cell office:value-type="string" table:style-name="ce3">
            <text:p>During attack animations, an enemy can not take any damage from weapons</text:p>
          </table:table-cell>
          <table:table-cell office:value-type="string" table:style-name="ce3">
            <text:p>Resolved</text:p>
          </table:table-cell>
          <table:table-cell table:style-name="ce5"/>
          <table:table-cell table:number-columns-repeated="16379" table:style-name="ce6"/>
        </table:table-row>
        <table:table-row table:style-name="ro4">
          <table:table-cell office:value-type="float" office:value="4" table:style-name="ce3">
            <text:p>4</text:p>
          </table:table-cell>
          <table:table-cell office:value-type="string" table:style-name="ce3">
            <text:p>One shot can kill two enemies</text:p>
          </table:table-cell>
          <table:table-cell office:value-type="string" table:style-name="ce7">
            <text:p>If they hit the exact same frame it seems to be able to kill 2 enemies</text:p>
          </table:table-cell>
          <table:table-cell office:value-type="string" table:style-name="ce3">
            <text:p>Resolved</text:p>
          </table:table-cell>
          <table:table-cell table:style-name="ce5"/>
          <table:table-cell table:number-columns-repeated="16379" table:style-name="ce6"/>
        </table:table-row>
        <table:table-row table:style-name="ro4">
          <table:table-cell office:value-type="float" office:value="5" table:style-name="ce3">
            <text:p>5</text:p>
          </table:table-cell>
          <table:table-cell office:value-type="string" table:style-name="ce4">
            <text:p>Dead enemies drawn above live ones</text:p>
          </table:table-cell>
          <table:table-cell table:style-name="ce3"/>
          <table:table-cell office:value-type="string" table:style-name="ce3">
            <text:p>Resolved</text:p>
          </table:table-cell>
          <table:table-cell table:style-name="ce5"/>
          <table:table-cell table:number-columns-repeated="16379" table:style-name="ce6"/>
        </table:table-row>
        <table:table-row table:style-name="ro2">
          <table:table-cell office:value-type="float" office:value="6" table:style-name="ce3">
            <text:p>6</text:p>
          </table:table-cell>
          <table:table-cell office:value-type="string" table:style-name="ce4">
            <text:p>Rocket can't kill more than one enemy</text:p>
          </table:table-cell>
          <table:table-cell office:value-type="string" table:style-name="ce3">
            <text:p>After bugg4 was resolved, this caused rockets to not kill any enemies</text:p>
          </table:table-cell>
          <table:table-cell office:value-type="string" table:style-name="ce3">
            <text:p>Resolved</text:p>
          </table:table-cell>
          <table:table-cell table:style-name="ce5"/>
          <table:table-cell table:number-columns-repeated="16379" table:style-name="ce6"/>
        </table:table-row>
        <table:table-row table:style-name="ro3">
          <table:table-cell office:value-type="float" office:value="7" table:style-name="ce8">
            <text:p>7</text:p>
          </table:table-cell>
          <table:table-cell office:value-type="string" table:style-name="ce9">
            <text:p>Charger does not attack /do damage unless charging</text:p>
          </table:table-cell>
          <table:table-cell office:value-type="string" table:style-name="ce8">
            <text:p>Due to some changes to behavior of attacking melee units with charge, there seems to be an issue that the charger does not attack anymore, unless he is actually charging.<text:s/></text:p>
          </table:table-cell>
          <table:table-cell office:value-type="string" table:style-name="ce8">
            <text:p>ignore</text:p>
          </table:table-cell>
          <table:table-cell office:value-type="string" table:style-name="ce10">
            <text:p>Maybe this is good? Feels okay I think...</text:p>
          </table:table-cell>
          <table:table-cell table:number-columns-repeated="1020" table:style-name="ce10"/>
          <table:table-cell table:number-columns-repeated="15359"/>
        </table:table-row>
        <table:table-row table:style-name="ro2">
          <table:table-cell office:value-type="float" office:value="8" table:style-name="ce3">
            <text:p>8</text:p>
          </table:table-cell>
          <table:table-cell office:value-type="string" table:style-name="ce4">
            <text:p>Music plays twice</text:p>
          </table:table-cell>
          <table:table-cell office:value-type="string" table:style-name="ce3">
            <text:p>If you start on level1 and then autoadvance to next level when level is finished the music will play twice!</text:p>
          </table:table-cell>
          <table:table-cell office:value-type="string" table:style-name="ce3">
            <text:p>Resolved</text:p>
          </table:table-cell>
          <table:table-cell table:number-columns-repeated="1021" table:style-name="ce5"/>
          <table:table-cell table:number-columns-repeated="15359" table:style-name="ce6"/>
        </table:table-row>
        <table:table-row table:style-name="ro4">
          <table:table-cell office:value-type="float" office:value="9" table:style-name="ce3">
            <text:p>9</text:p>
          </table:table-cell>
          <table:table-cell office:value-type="string" table:style-name="ce4">
            <text:p>Melee enemies, wait before first attack</text:p>
          </table:table-cell>
          <table:table-cell office:value-type="string" table:style-name="ce3">
            <text:p>Put some short cooldown before melee enemies start attacking</text:p>
          </table:table-cell>
          <table:table-cell office:value-type="string" table:style-name="ce3">
            <text:p>Resolved</text:p>
          </table:table-cell>
          <table:table-cell table:number-columns-repeated="1021" table:style-name="ce5"/>
          <table:table-cell table:number-columns-repeated="15359" table:style-name="ce6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string" table:style-name="ce4">
            <text:p>autoadvance next level broken by quick launch level</text:p>
          </table:table-cell>
          <table:table-cell office:value-type="string" table:style-name="ce3">
            <text:p>Make sure to update the "level counter" when user manually starts a level</text:p>
          </table:table-cell>
          <table:table-cell office:value-type="string" table:style-name="ce3">
            <text:p>Resolved</text:p>
          </table:table-cell>
          <table:table-cell table:number-columns-repeated="1021" table:style-name="ce5"/>
          <table:table-cell table:number-columns-repeated="15359" table:style-name="ce6"/>
        </table:table-row>
        <table:table-row table:number-rows-repeated="1048565" table:style-name="ro5">
          <table:table-cell table:number-columns-repeated="16384"/>
        </table:table-row>
      </table:table>
      <table:table table:name="Sheet2" table:style-name="ta2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  <table:table table:name="Sheet3" table:style-name="ta2">
        <table:table-column table:style-name="co1" table:default-cell-style-name="ce1"/>
        <table:table-column table:style-name="co5" table:number-columns-repeated="16383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dc:creator>Dahlkvist, Daniel</dc:creator>
    <meta:creation-date>2009-04-16T11:32:48Z</meta:creation-date>
    <dc:date>2013-04-19T15:53:34Z</dc:date>
    <meta:editing-cycles>16</meta:editing-cycles>
    <meta:editing-duration>PT4179S</meta:editing-duration>
    <meta:user-defined meta:name="Info 1"/>
    <meta:user-defined meta:name="Info 2"/>
    <meta:user-defined meta:name="Info 3"/>
    <meta:user-defined meta:name="Info 4"/>
  </office:meta>
</office:document-meta>
</file>